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53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2.2953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008in" svg:height="3.5421in" svg:x="6.7441in" svg:y="2.4693in">
            <draw:object draw:notify-on-update-of-ranges="Sheet1.A13:Sheet1.A13 Sheet1.A14:Sheet1.A513 Sheet1.B13:Sheet1.B13 Sheet1.B14:Sheet1.B513 Sheet1.A13:Sheet1.A13 Sheet1.A14:Sheet1.A513 Sheet1.C13:Sheet1.C13 Sheet1.C14:Sheet1.C5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Dataset name: data/vowel.arff</text:p>
          </table:table-cell>
          <table:table-cell table:number-columns-repeated="3"/>
        </table:table-row>
        <table:table-row table:style-name="ro1">
          <table:table-cell office:value-type="string">
            <text:p>Number of instances: 990</text:p>
          </table:table-cell>
          <table:table-cell table:number-columns-repeated="3"/>
        </table:table-row>
        <table:table-row table:style-name="ro1">
          <table:table-cell office:value-type="string">
            <text:p>Number of attributes: 14</text:p>
          </table:table-cell>
          <table:table-cell table:number-columns-repeated="3"/>
        </table:table-row>
        <table:table-row table:style-name="ro1">
          <table:table-cell office:value-type="string">
            <text:p>Learning algorithm: neuralnet</text:p>
          </table:table-cell>
          <table:table-cell table:number-columns-repeated="3"/>
        </table:table-row>
        <table:table-row table:style-name="ro1">
          <table:table-cell office:value-type="string">
            <text:p>Evaluation method: rando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lculating accuracy on a random hold-out set...</text:p>
          </table:table-cell>
          <table:table-cell table:number-columns-repeated="3"/>
        </table:table-row>
        <table:table-row table:style-name="ro1">
          <table:table-cell office:value-type="string">
            <text:p>Percentage used for training: 0.75</text:p>
          </table:table-cell>
          <table:table-cell table:number-columns-repeated="3"/>
        </table:table-row>
        <table:table-row table:style-name="ro1">
          <table:table-cell office:value-type="string">
            <text:p>Percentage used for testing: 0.25</text:p>
          </table:table-cell>
          <table:table-cell table:number-columns-repeated="3"/>
        </table:table-row>
        <table:table-row table:style-name="ro1">
          <table:table-cell office:value-type="string">
            <text:p>input</text:p>
          </table:table-cell>
          <table:table-cell office:value-type="string">
            <text:p><text:s/>hidden</text:p>
          </table:table-cell>
          <table:table-cell office:value-type="string">
            <text:p><text:s/>hidden layers</text:p>
          </table:table-cell>
          <table:table-cell office:value-type="string">
            <text:p><text:s/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Epochs</text:p>
          </table:table-cell>
          <table:table-cell office:value-type="string">
            <text:p><text:s/>Training MSE</text:p>
          </table:table-cell>
          <table:table-cell office:value-type="string">
            <text:p><text:s/>Validation Classification Accurac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2766612715572">
            <text:p>0.9276661272</text:p>
          </table:table-cell>
          <table:table-cell office:value-type="float" office:value="0.161290322580645">
            <text:p>0.161290322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7412659966803">
            <text:p>0.8741265997</text:p>
          </table:table-cell>
          <table:table-cell office:value-type="float" office:value="0.213709677419355">
            <text:p>0.213709677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27917759937957">
            <text:p>0.8279177599</text:p>
          </table:table-cell>
          <table:table-cell office:value-type="float" office:value="0.229838709677419">
            <text:p>0.229838709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97461365521117">
            <text:p>0.7974613655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64046280255522">
            <text:p>0.7640462803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5824555736568">
            <text:p>0.7358245557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14129324086822">
            <text:p>0.7141293241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695495292485133">
            <text:p>0.6954952925</text:p>
          </table:table-cell>
          <table:table-cell office:value-type="float" office:value="0.487903225806452">
            <text:p>0.487903225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680663949261717">
            <text:p>0.6806639493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67546352422422">
            <text:p>0.6675463524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654432000060422">
            <text:p>0.6544320001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641237467890143">
            <text:p>0.6412374679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627440249403385">
            <text:p>0.6274402494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613492714621639">
            <text:p>0.6134927146</text:p>
          </table:table-cell>
          <table:table-cell office:value-type="float" office:value="0.487903225806452">
            <text:p>0.487903225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598176579130084">
            <text:p>0.5981765791</text:p>
          </table:table-cell>
          <table:table-cell office:value-type="float" office:value="0.495967741935484">
            <text:p>0.495967741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585881536259656">
            <text:p>0.5858815363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575247981629493">
            <text:p>0.5752479816</text:p>
          </table:table-cell>
          <table:table-cell office:value-type="float" office:value="0.487903225806452">
            <text:p>0.487903225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561823716848707">
            <text:p>0.5618237168</text:p>
          </table:table-cell>
          <table:table-cell office:value-type="float" office:value="0.475806451612903">
            <text:p>0.475806451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549503953228948">
            <text:p>0.5495039532</text:p>
          </table:table-cell>
          <table:table-cell office:value-type="float" office:value="0.495967741935484">
            <text:p>0.49596774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542704831119049">
            <text:p>0.5427048311</text:p>
          </table:table-cell>
          <table:table-cell office:value-type="float" office:value="0.491935483870968">
            <text:p>0.4919354839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527322633738263">
            <text:p>0.5273226337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517675000491627">
            <text:p>0.5176750005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511510303162562">
            <text:p>0.5115103032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501138391172155">
            <text:p>0.5011383912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48964839328724">
            <text:p>0.4896483933</text:p>
          </table:table-cell>
          <table:table-cell office:value-type="float" office:value="0.596774193548387">
            <text:p>0.596774193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482057562958944">
            <text:p>0.482057563</text:p>
          </table:table-cell>
          <table:table-cell office:value-type="float" office:value="0.592741935483871">
            <text:p>0.592741935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47075819847944">
            <text:p>0.4707581985</text:p>
          </table:table-cell>
          <table:table-cell office:value-type="float" office:value="0.620967741935484">
            <text:p>0.6209677419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463206886508639">
            <text:p>0.4632068865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45833404975322">
            <text:p>0.4583340498</text:p>
          </table:table-cell>
          <table:table-cell office:value-type="float" office:value="0.625">
            <text:p>0.62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451971020875938">
            <text:p>0.4519710209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452967897854765">
            <text:p>0.4529678979</text:p>
          </table:table-cell>
          <table:table-cell office:value-type="float" office:value="0.649193548387097">
            <text:p>0.649193548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439728509672555">
            <text:p>0.4397285097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429130143909017">
            <text:p>0.4291301439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419968661997296">
            <text:p>0.419968662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409208317962516">
            <text:p>0.409208318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406570934912607">
            <text:p>0.4065709349</text:p>
          </table:table-cell>
          <table:table-cell office:value-type="float" office:value="0.625">
            <text:p>0.62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389902377563563">
            <text:p>0.3899023776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395414342401097">
            <text:p>0.3954143424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384672586947889">
            <text:p>0.3846725869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389443407437716">
            <text:p>0.3894434074</text:p>
          </table:table-cell>
          <table:table-cell office:value-type="float" office:value="0.620967741935484">
            <text:p>0.6209677419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374707051210724">
            <text:p>0.3747070512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373505048891614">
            <text:p>0.3735050489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371367308757889">
            <text:p>0.3713673088</text:p>
          </table:table-cell>
          <table:table-cell office:value-type="float" office:value="0.689516129032258">
            <text:p>0.68951612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381567687975094">
            <text:p>0.381567688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358323519939631">
            <text:p>0.3583235199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352035746871648">
            <text:p>0.3520357469</text:p>
          </table:table-cell>
          <table:table-cell office:value-type="float" office:value="0.689516129032258">
            <text:p>0.68951612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343484650716178">
            <text:p>0.3434846507</text:p>
          </table:table-cell>
          <table:table-cell office:value-type="float" office:value="0.657258064516129">
            <text:p>0.657258064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351137691642738">
            <text:p>0.3511376916</text:p>
          </table:table-cell>
          <table:table-cell office:value-type="float" office:value="0.665322580645161">
            <text:p>0.665322580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347774489143064">
            <text:p>0.3477744891</text:p>
          </table:table-cell>
          <table:table-cell office:value-type="float" office:value="0.645161290322581">
            <text:p>0.645161290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34583848845639">
            <text:p>0.3458384885</text:p>
          </table:table-cell>
          <table:table-cell office:value-type="float" office:value="0.657258064516129">
            <text:p>0.6572580645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333025906357551">
            <text:p>0.3330259064</text:p>
          </table:table-cell>
          <table:table-cell office:value-type="float" office:value="0.669354838709677">
            <text:p>0.6693548387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330326024911151">
            <text:p>0.3303260249</text:p>
          </table:table-cell>
          <table:table-cell office:value-type="float" office:value="0.665322580645161">
            <text:p>0.665322580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315089264430486">
            <text:p>0.3150892644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310426259110052">
            <text:p>0.3104262591</text:p>
          </table:table-cell>
          <table:table-cell office:value-type="float" office:value="0.665322580645161">
            <text:p>0.6653225806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310923911745791">
            <text:p>0.3109239117</text:p>
          </table:table-cell>
          <table:table-cell office:value-type="float" office:value="0.669354838709677">
            <text:p>0.6693548387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310905469347988">
            <text:p>0.3109054693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309734600143074">
            <text:p>0.3097346001</text:p>
          </table:table-cell>
          <table:table-cell office:value-type="float" office:value="0.693548387096774">
            <text:p>0.693548387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298736538271863">
            <text:p>0.2987365383</text:p>
          </table:table-cell>
          <table:table-cell office:value-type="float" office:value="0.67741935483871">
            <text:p>0.677419354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29673920347222">
            <text:p>0.2967392035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289555376868262">
            <text:p>0.2895553769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286281322200361">
            <text:p>0.2862813222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291539552327415">
            <text:p>0.2915395523</text:p>
          </table:table-cell>
          <table:table-cell office:value-type="float" office:value="0.657258064516129">
            <text:p>0.657258064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27713325149968">
            <text:p>0.2771332515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279096357479221">
            <text:p>0.2790963575</text:p>
          </table:table-cell>
          <table:table-cell office:value-type="float" office:value="0.689516129032258">
            <text:p>0.689516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279844807614334">
            <text:p>0.2798448076</text:p>
          </table:table-cell>
          <table:table-cell office:value-type="float" office:value="0.67741935483871">
            <text:p>0.6774193548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299102261320162">
            <text:p>0.2991022613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291809570743882">
            <text:p>0.2918095707</text:p>
          </table:table-cell>
          <table:table-cell office:value-type="float" office:value="0.681451612903226">
            <text:p>0.6814516129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306212330844403">
            <text:p>0.3062123308</text:p>
          </table:table-cell>
          <table:table-cell office:value-type="float" office:value="0.685483870967742">
            <text:p>0.685483871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293235184251009">
            <text:p>0.2932351843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306717121633825">
            <text:p>0.3067171216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286897906880524">
            <text:p>0.2868979069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288783263840716">
            <text:p>0.2887832638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307908143185032">
            <text:p>0.3079081432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2819278143243">
            <text:p>0.2819278143</text:p>
          </table:table-cell>
          <table:table-cell office:value-type="float" office:value="0.641129032258065">
            <text:p>0.6411290323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34166761265978">
            <text:p>0.3416676127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309027099049155">
            <text:p>0.309027099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28541055165112">
            <text:p>0.2854105517</text:p>
          </table:table-cell>
          <table:table-cell office:value-type="float" office:value="0.689516129032258">
            <text:p>0.689516129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305728269494224">
            <text:p>0.3057282695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287011544873821">
            <text:p>0.2870115449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292170066946786">
            <text:p>0.2921700669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272206578214907">
            <text:p>0.2722065782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286745685069401">
            <text:p>0.2867456851</text:p>
          </table:table-cell>
          <table:table-cell office:value-type="float" office:value="0.693548387096774">
            <text:p>0.6935483871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281781180153534">
            <text:p>0.2817811802</text:p>
          </table:table-cell>
          <table:table-cell office:value-type="float" office:value="0.685483870967742">
            <text:p>0.685483871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284652822201991">
            <text:p>0.2846528222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291833348455611">
            <text:p>0.2918333485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285471142197975">
            <text:p>0.2854711422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276886764180706">
            <text:p>0.2768867642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280630875157605">
            <text:p>0.2806308752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252989384465716">
            <text:p>0.2529893845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272638356806231">
            <text:p>0.2726383568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2541180357359">
            <text:p>0.2541180357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289412247540485">
            <text:p>0.2894122475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242032742244131">
            <text:p>0.2420327422</text:p>
          </table:table-cell>
          <table:table-cell office:value-type="float" office:value="0.741935483870968">
            <text:p>0.7419354839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248817034455808">
            <text:p>0.2488170345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261591684488648">
            <text:p>0.2615916845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239251933119458">
            <text:p>0.2392519331</text:p>
          </table:table-cell>
          <table:table-cell office:value-type="float" office:value="0.745967741935484">
            <text:p>0.7459677419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244941969332003">
            <text:p>0.2449419693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250419324599575">
            <text:p>0.2504193246</text:p>
          </table:table-cell>
          <table:table-cell office:value-type="float" office:value="0.745967741935484">
            <text:p>0.7459677419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262970764588773">
            <text:p>0.2629707646</text:p>
          </table:table-cell>
          <table:table-cell office:value-type="float" office:value="0.782258064516129">
            <text:p>0.782258064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44476466081856">
            <text:p>0.2444764661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244418401613493">
            <text:p>0.2444184016</text:p>
          </table:table-cell>
          <table:table-cell office:value-type="float" office:value="0.782258064516129">
            <text:p>0.7822580645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252579502179814">
            <text:p>0.2525795022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252458631770524">
            <text:p>0.2524586318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236326558824949">
            <text:p>0.2363265588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212665989541884">
            <text:p>0.2126659895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257251631113018">
            <text:p>0.2572516311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223682614201879">
            <text:p>0.2236826142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228055950134187">
            <text:p>0.2280559501</text:p>
          </table:table-cell>
          <table:table-cell office:value-type="float" office:value="0.67741935483871">
            <text:p>0.6774193548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236259689117363">
            <text:p>0.2362596891</text:p>
          </table:table-cell>
          <table:table-cell office:value-type="float" office:value="0.758064516129032">
            <text:p>0.7580645161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230747930370022">
            <text:p>0.2307479304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201678777056786">
            <text:p>0.2016787771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202194260210273">
            <text:p>0.2021942602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98637403644247">
            <text:p>0.1986374036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8757962457922">
            <text:p>0.1875796246</text:p>
          </table:table-cell>
          <table:table-cell office:value-type="float" office:value="0.766129032258065">
            <text:p>0.7661290323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96823845676968">
            <text:p>0.1968238457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200019865127689">
            <text:p>0.2000198651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229897901924686">
            <text:p>0.2298979019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218794896350159">
            <text:p>0.2187948964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213420435556018">
            <text:p>0.2134204356</text:p>
          </table:table-cell>
          <table:table-cell office:value-type="float" office:value="0.754032258064516">
            <text:p>0.754032258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224812754981035">
            <text:p>0.224812755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22910934542123">
            <text:p>0.2291093454</text:p>
          </table:table-cell>
          <table:table-cell office:value-type="float" office:value="0.766129032258065">
            <text:p>0.766129032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222077327164423">
            <text:p>0.2220773272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229156317267624">
            <text:p>0.2291563173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247435280931867">
            <text:p>0.2474352809</text:p>
          </table:table-cell>
          <table:table-cell office:value-type="float" office:value="0.758064516129032">
            <text:p>0.7580645161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224776379273254">
            <text:p>0.2247763793</text:p>
          </table:table-cell>
          <table:table-cell office:value-type="float" office:value="0.790322580645161">
            <text:p>0.790322580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98031518242327">
            <text:p>0.1980315182</text:p>
          </table:table-cell>
          <table:table-cell office:value-type="float" office:value="0.778225806451613">
            <text:p>0.7782258065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21271636094575">
            <text:p>0.2127163609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219760964054091">
            <text:p>0.2197609641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223939223222351">
            <text:p>0.2239392232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208026237803295">
            <text:p>0.2080262378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213327316515676">
            <text:p>0.2133273165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91017348614687">
            <text:p>0.1910173486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206708475716866">
            <text:p>0.2067084757</text:p>
          </table:table-cell>
          <table:table-cell office:value-type="float" office:value="0.766129032258065">
            <text:p>0.7661290323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234431377592112">
            <text:p>0.2344313776</text:p>
          </table:table-cell>
          <table:table-cell office:value-type="float" office:value="0.741935483870968">
            <text:p>0.7419354839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240327366912285">
            <text:p>0.2403273669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247541014428656">
            <text:p>0.2475410144</text:p>
          </table:table-cell>
          <table:table-cell office:value-type="float" office:value="0.745967741935484">
            <text:p>0.7459677419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201309762389672">
            <text:p>0.2013097624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207448103911643">
            <text:p>0.2074481039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236563354474668">
            <text:p>0.2365633545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227605440999584">
            <text:p>0.227605441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92184284076439">
            <text:p>0.1921842841</text:p>
          </table:table-cell>
          <table:table-cell office:value-type="float" office:value="0.745967741935484">
            <text:p>0.7459677419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20824326558159">
            <text:p>0.2082432656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89622487034907">
            <text:p>0.189622487</text:p>
          </table:table-cell>
          <table:table-cell office:value-type="float" office:value="0.774193548387097">
            <text:p>0.7741935484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21600598775436">
            <text:p>0.2160059878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99271798511228">
            <text:p>0.1992717985</text:p>
          </table:table-cell>
          <table:table-cell office:value-type="float" office:value="0.754032258064516">
            <text:p>0.7540322581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91734231304702">
            <text:p>0.1917342313</text:p>
          </table:table-cell>
          <table:table-cell office:value-type="float" office:value="0.745967741935484">
            <text:p>0.7459677419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82326220410572">
            <text:p>0.1823262204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79907197308584">
            <text:p>0.1799071973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84336003746121">
            <text:p>0.1843360037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201291958983017">
            <text:p>0.201291959</text:p>
          </table:table-cell>
          <table:table-cell office:value-type="float" office:value="0.774193548387097">
            <text:p>0.7741935484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7602017649016">
            <text:p>0.1760201765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76741271247257">
            <text:p>0.1767412712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88006052888045">
            <text:p>0.1880060529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77741614985024">
            <text:p>0.177741615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74946339657058">
            <text:p>0.1749463397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80122961046197">
            <text:p>0.180122961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205766514059675">
            <text:p>0.2057665141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75668940722841">
            <text:p>0.1756689407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6739573756437">
            <text:p>0.1673957376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72853927699102">
            <text:p>0.1728539277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98622256520101">
            <text:p>0.1986222565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56847204615271">
            <text:p>0.1568472046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77465057553778">
            <text:p>0.1774650576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66992943921766">
            <text:p>0.1669929439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67609119649303">
            <text:p>0.1676091196</text:p>
          </table:table-cell>
          <table:table-cell office:value-type="float" office:value="0.786290322580645">
            <text:p>0.7862903226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74839005694194">
            <text:p>0.1748390057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82572169756281">
            <text:p>0.1825721698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67086462887959">
            <text:p>0.1670864629</text:p>
          </table:table-cell>
          <table:table-cell office:value-type="float" office:value="0.786290322580645">
            <text:p>0.7862903226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87966916858526">
            <text:p>0.1879669169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62148527614073">
            <text:p>0.1621485276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48342973873962">
            <text:p>0.1483429739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78662332505635">
            <text:p>0.1786623325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6777940834442">
            <text:p>0.1677794083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72341415602926">
            <text:p>0.1723414156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59061169256844">
            <text:p>0.1590611693</text:p>
          </table:table-cell>
          <table:table-cell office:value-type="float" office:value="0.782258064516129">
            <text:p>0.7822580645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73645069898782">
            <text:p>0.1736450699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78665070464208">
            <text:p>0.1786650705</text:p>
          </table:table-cell>
          <table:table-cell office:value-type="float" office:value="0.774193548387097">
            <text:p>0.7741935484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56705537859725">
            <text:p>0.1567055379</text:p>
          </table:table-cell>
          <table:table-cell office:value-type="float" office:value="0.790322580645161">
            <text:p>0.7903225806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63429915616093">
            <text:p>0.1634299156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7357895836757">
            <text:p>0.1735789584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96121506850907">
            <text:p>0.1961215069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78401388115267">
            <text:p>0.1784013881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61656847287043">
            <text:p>0.1616568473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71586821653235">
            <text:p>0.1715868217</text:p>
          </table:table-cell>
          <table:table-cell office:value-type="float" office:value="0.790322580645161">
            <text:p>0.7903225806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61519926707381">
            <text:p>0.1615199267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76552143477911">
            <text:p>0.1765521435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73069976982061">
            <text:p>0.173069977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75584082894983">
            <text:p>0.1755840829</text:p>
          </table:table-cell>
          <table:table-cell office:value-type="float" office:value="0.745967741935484">
            <text:p>0.7459677419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82430200686559">
            <text:p>0.1824302007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63686695597146">
            <text:p>0.1636866956</text:p>
          </table:table-cell>
          <table:table-cell office:value-type="float" office:value="0.766129032258065">
            <text:p>0.7661290323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211226928772368">
            <text:p>0.2112269288</text:p>
          </table:table-cell>
          <table:table-cell office:value-type="float" office:value="0.790322580645161">
            <text:p>0.7903225806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92637365737262">
            <text:p>0.1926373657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71770564410759">
            <text:p>0.1717705644</text:p>
          </table:table-cell>
          <table:table-cell office:value-type="float" office:value="0.758064516129032">
            <text:p>0.7580645161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61472162050976">
            <text:p>0.1614721621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66501985259762">
            <text:p>0.1665019853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31365165411246">
            <text:p>0.1313651654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78687350158675">
            <text:p>0.1786873502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72713450847326">
            <text:p>0.1727134508</text:p>
          </table:table-cell>
          <table:table-cell office:value-type="float" office:value="0.774193548387097">
            <text:p>0.7741935484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206463576461903">
            <text:p>0.2064635765</text:p>
          </table:table-cell>
          <table:table-cell office:value-type="float" office:value="0.778225806451613">
            <text:p>0.778225806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71070357844598">
            <text:p>0.1710703578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48931371261378">
            <text:p>0.1489313713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235517913910822">
            <text:p>0.2355179139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206461544820816">
            <text:p>0.2064615448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93012575806099">
            <text:p>0.1930125758</text:p>
          </table:table-cell>
          <table:table-cell office:value-type="float" office:value="0.766129032258065">
            <text:p>0.7661290323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201974380988252">
            <text:p>0.201974381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213933687170279">
            <text:p>0.2139336872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230988457879215">
            <text:p>0.2309884579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216326683696948">
            <text:p>0.2163266837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179918581661042">
            <text:p>0.1799185817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205736095928809">
            <text:p>0.2057360959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20780324141684">
            <text:p>0.2078032414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227935245063533">
            <text:p>0.2279352451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95854668232606">
            <text:p>0.1958546682</text:p>
          </table:table-cell>
          <table:table-cell office:value-type="float" office:value="0.778225806451613">
            <text:p>0.7782258065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205310895572129">
            <text:p>0.2053108956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90968986660848">
            <text:p>0.1909689867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63942918762932">
            <text:p>0.1639429188</text:p>
          </table:table-cell>
          <table:table-cell office:value-type="float" office:value="0.786290322580645">
            <text:p>0.7862903226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161696777628403">
            <text:p>0.1616967776</text:p>
          </table:table-cell>
          <table:table-cell office:value-type="float" office:value="0.774193548387097">
            <text:p>0.7741935484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173791814030536">
            <text:p>0.173791814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199768870526943">
            <text:p>0.1997688705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92426690142202">
            <text:p>0.1924266901</text:p>
          </table:table-cell>
          <table:table-cell office:value-type="float" office:value="0.741935483870968">
            <text:p>0.7419354839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218043721763006">
            <text:p>0.2180437218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215941419037751">
            <text:p>0.215941419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212044600334366">
            <text:p>0.2120446003</text:p>
          </table:table-cell>
          <table:table-cell office:value-type="float" office:value="0.786290322580645">
            <text:p>0.7862903226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243378056358398">
            <text:p>0.2433780564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213932531243732">
            <text:p>0.2139325312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220080664577797">
            <text:p>0.2200806646</text:p>
          </table:table-cell>
          <table:table-cell office:value-type="float" office:value="0.782258064516129">
            <text:p>0.7822580645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197937336394231">
            <text:p>0.1979373364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194284198966325">
            <text:p>0.194284199</text:p>
          </table:table-cell>
          <table:table-cell office:value-type="float" office:value="0.774193548387097">
            <text:p>0.7741935484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194662764276707">
            <text:p>0.1946627643</text:p>
          </table:table-cell>
          <table:table-cell office:value-type="float" office:value="0.774193548387097">
            <text:p>0.7741935484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204709372939953">
            <text:p>0.2047093729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195169145720783">
            <text:p>0.1951691457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222819748364846">
            <text:p>0.2228197484</text:p>
          </table:table-cell>
          <table:table-cell office:value-type="float" office:value="0.766129032258065">
            <text:p>0.7661290323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6375630401041">
            <text:p>0.163756304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91770484679411">
            <text:p>0.1917704847</text:p>
          </table:table-cell>
          <table:table-cell office:value-type="float" office:value="0.778225806451613">
            <text:p>0.7782258065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200570064283325">
            <text:p>0.2005700643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164606005807182">
            <text:p>0.1646060058</text:p>
          </table:table-cell>
          <table:table-cell office:value-type="float" office:value="0.774193548387097">
            <text:p>0.7741935484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158056982223832">
            <text:p>0.1580569822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53985248048207">
            <text:p>0.153985248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180298179526387">
            <text:p>0.1802981795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6897159211753">
            <text:p>0.1689715921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164121935094351">
            <text:p>0.1641219351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204383572599646">
            <text:p>0.2043835726</text:p>
          </table:table-cell>
          <table:table-cell office:value-type="float" office:value="0.786290322580645">
            <text:p>0.7862903226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171161589337568">
            <text:p>0.1711615893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166610878345666">
            <text:p>0.1666108783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164968170954352">
            <text:p>0.164968171</text:p>
          </table:table-cell>
          <table:table-cell office:value-type="float" office:value="0.782258064516129">
            <text:p>0.7822580645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167271604053133">
            <text:p>0.1672716041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157307733718375">
            <text:p>0.1573077337</text:p>
          </table:table-cell>
          <table:table-cell office:value-type="float" office:value="0.790322580645161">
            <text:p>0.7903225806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168719619195413">
            <text:p>0.1687196192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160683671004764">
            <text:p>0.160683671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55865825346002">
            <text:p>0.1558658253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155199676815222">
            <text:p>0.1551996768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142710953572995">
            <text:p>0.1427109536</text:p>
          </table:table-cell>
          <table:table-cell office:value-type="float" office:value="0.758064516129032">
            <text:p>0.7580645161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148464223526708">
            <text:p>0.1484642235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136995939717423">
            <text:p>0.1369959397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159368621729556">
            <text:p>0.1593686217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56795309688136">
            <text:p>0.1567953097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20293766626542">
            <text:p>0.2029376663</text:p>
          </table:table-cell>
          <table:table-cell office:value-type="float" office:value="0.786290322580645">
            <text:p>0.7862903226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190929355560029">
            <text:p>0.1909293556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177588057166748">
            <text:p>0.1775880572</text:p>
          </table:table-cell>
          <table:table-cell office:value-type="float" office:value="0.778225806451613">
            <text:p>0.778225806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169316722767509">
            <text:p>0.1693167228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196614649559127">
            <text:p>0.1966146496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220027868885951">
            <text:p>0.2200278689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19449077604791">
            <text:p>0.194490776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190375942960866">
            <text:p>0.190375943</text:p>
          </table:table-cell>
          <table:table-cell office:value-type="float" office:value="0.774193548387097">
            <text:p>0.7741935484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199129489586751">
            <text:p>0.1991294896</text:p>
          </table:table-cell>
          <table:table-cell office:value-type="float" office:value="0.790322580645161">
            <text:p>0.7903225806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168549209879115">
            <text:p>0.1685492099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177434725966318">
            <text:p>0.177434726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167720916491472">
            <text:p>0.1677209165</text:p>
          </table:table-cell>
          <table:table-cell office:value-type="float" office:value="0.754032258064516">
            <text:p>0.7540322581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209498875593808">
            <text:p>0.2094988756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192405603125827">
            <text:p>0.1924056031</text:p>
          </table:table-cell>
          <table:table-cell office:value-type="float" office:value="0.790322580645161">
            <text:p>0.7903225806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203533516543087">
            <text:p>0.2035335165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144867236541624">
            <text:p>0.1448672365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175771018989991">
            <text:p>0.175771019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146093998706531">
            <text:p>0.1460939987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74669159316636">
            <text:p>0.1746691593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164309644392156">
            <text:p>0.1643096444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149283352544817">
            <text:p>0.1492833525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692139119668">
            <text:p>0.169213912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41439144098307">
            <text:p>0.1414391441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4286395079038">
            <text:p>0.1428639508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161193170585632">
            <text:p>0.1611931706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73373899606239">
            <text:p>0.1733738996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43813734653359">
            <text:p>0.1438137347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158488512512265">
            <text:p>0.1584885125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137110455968521">
            <text:p>0.137110456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44325805807157">
            <text:p>0.1443258058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56248820905415">
            <text:p>0.1562488209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4589255936817">
            <text:p>0.1458925594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35432644482036">
            <text:p>0.1354326445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44388421432418">
            <text:p>0.1443884214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134727237738257">
            <text:p>0.1347272377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188353994910458">
            <text:p>0.1883539949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166665513830978">
            <text:p>0.1666655138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193437622083248">
            <text:p>0.1934376221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129634943745439">
            <text:p>0.1296349437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118867313580231">
            <text:p>0.1188673136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132329235194905">
            <text:p>0.1323292352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127459705527502">
            <text:p>0.1274597055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132346335213876">
            <text:p>0.1323463352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08619607187294">
            <text:p>0.1086196072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124453175874836">
            <text:p>0.1244531759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109313449996521">
            <text:p>0.10931345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131856329898898">
            <text:p>0.1318563299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113350154726929">
            <text:p>0.1133501547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120024148532465">
            <text:p>0.1200241485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102891700730896">
            <text:p>0.1028917007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956964737299993">
            <text:p>0.0956964737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994344257155874">
            <text:p>0.0994344257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46504281068301">
            <text:p>0.1465042811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11498057976603">
            <text:p>0.1149805798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878919108963714">
            <text:p>0.0878919109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107905963846993">
            <text:p>0.1079059638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101565324560422">
            <text:p>0.1015653246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121318947113143">
            <text:p>0.1213189471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148641469359211">
            <text:p>0.1486414694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855828867615222">
            <text:p>0.0855828868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100920956369525">
            <text:p>0.1009209564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961631256257711">
            <text:p>0.0961631256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97287076213786">
            <text:p>0.0972870762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108103070512822">
            <text:p>0.1081030705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905149286319832">
            <text:p>0.0905149286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10411239137621">
            <text:p>0.1041123914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11921187831807">
            <text:p>0.1119211878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167474983722502">
            <text:p>0.1674749837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180164542008923">
            <text:p>0.180164542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140879776603062">
            <text:p>0.1408797766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169495060268606">
            <text:p>0.1694950603</text:p>
          </table:table-cell>
          <table:table-cell office:value-type="float" office:value="0.774193548387097">
            <text:p>0.7741935484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0704632009621">
            <text:p>0.1070463201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172964263339013">
            <text:p>0.1729642633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15194392140631">
            <text:p>0.1519439214</text:p>
          </table:table-cell>
          <table:table-cell office:value-type="float" office:value="0.778225806451613">
            <text:p>0.7782258065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140349496831246">
            <text:p>0.1403494968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155567274224269">
            <text:p>0.1555672742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60177049500668">
            <text:p>0.1601770495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128221620306968">
            <text:p>0.1282216203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0907764429928429">
            <text:p>0.090776443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134302720411601">
            <text:p>0.1343027204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126079092469031">
            <text:p>0.1260790925</text:p>
          </table:table-cell>
          <table:table-cell office:value-type="float" office:value="0.786290322580645">
            <text:p>0.7862903226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0226450789823">
            <text:p>0.1022645079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0949949412895092">
            <text:p>0.0949949413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126429645626077">
            <text:p>0.1264296456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122540175920652">
            <text:p>0.1225401759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124076641125088">
            <text:p>0.1240766411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01693564227794">
            <text:p>0.1016935642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157180786822212">
            <text:p>0.1571807868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116544581057967">
            <text:p>0.1165445811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944198945021737">
            <text:p>0.0944198945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114599332611884">
            <text:p>0.1145993326</text:p>
          </table:table-cell>
          <table:table-cell office:value-type="float" office:value="0.774193548387097">
            <text:p>0.7741935484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136280099518399">
            <text:p>0.1362800995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934277494853044">
            <text:p>0.0934277495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0938108408850602">
            <text:p>0.0938108409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102228845361551">
            <text:p>0.1022288454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0911287883992742">
            <text:p>0.0911287884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34704122672142">
            <text:p>0.1347041227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941587732878847">
            <text:p>0.0941587733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0990404408664593">
            <text:p>0.0990404409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0889550421520806">
            <text:p>0.0889550422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0868906094929036">
            <text:p>0.0868906095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07139321740016">
            <text:p>0.0713932174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0749452458259442">
            <text:p>0.0749452458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0602623617570047">
            <text:p>0.0602623618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0783110600528581">
            <text:p>0.0783110601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108550111588693">
            <text:p>0.1085501116</text:p>
          </table:table-cell>
          <table:table-cell office:value-type="float" office:value="0.790322580645161">
            <text:p>0.7903225806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33095158849132">
            <text:p>0.1330951588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904592997699243">
            <text:p>0.0904592998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879513314858124">
            <text:p>0.0879513315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100953376801079">
            <text:p>0.1009533768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890088865102782">
            <text:p>0.0890088865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113437477575682">
            <text:p>0.1134374776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0727058841661609">
            <text:p>0.0727058842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808610378213233">
            <text:p>0.0808610378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824877569863897">
            <text:p>0.082487757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594345667406028">
            <text:p>0.0594345667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673945134181751">
            <text:p>0.0673945134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798862690018864">
            <text:p>0.079886269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86967085868258">
            <text:p>0.0869670859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7363167803145">
            <text:p>0.073631678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961881601619985">
            <text:p>0.0961881602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707091597645169">
            <text:p>0.0707091598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671668479710724">
            <text:p>0.067166848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88398344395257">
            <text:p>0.0883983444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158625407934618">
            <text:p>0.1586254079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130745831690998">
            <text:p>0.1307458317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857463826840401">
            <text:p>0.0857463827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164478056354596">
            <text:p>0.1644780564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154539097082399">
            <text:p>0.1545390971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99531395254438">
            <text:p>0.0995313953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860676031302283">
            <text:p>0.0860676031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102688081613289">
            <text:p>0.1026880816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107865821366518">
            <text:p>0.1078658214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128153588141183">
            <text:p>0.1281535881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769948062624022">
            <text:p>0.0769948063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77300229303806">
            <text:p>0.0773002293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112005175457578">
            <text:p>0.1120051755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564774471152279">
            <text:p>0.0564774471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101300095438708">
            <text:p>0.1013000954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109301888511361">
            <text:p>0.1093018885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715586113479652">
            <text:p>0.0715586113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592593934331966">
            <text:p>0.0592593934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723961718228508">
            <text:p>0.0723961718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508357374788357">
            <text:p>0.0508357375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101184126600968">
            <text:p>0.1011841266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0916536953622826">
            <text:p>0.0916536954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10187807684523">
            <text:p>0.1018780768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0702090154525408">
            <text:p>0.0702090155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0791085939759094">
            <text:p>0.079108594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0721151400216277">
            <text:p>0.07211514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064358254955448">
            <text:p>0.064358255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77435417548437">
            <text:p>0.0774354175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114867117406623">
            <text:p>0.1148671174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0651404641691971">
            <text:p>0.0651404642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0488169401539191">
            <text:p>0.0488169402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0672497383718713">
            <text:p>0.0672497384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0691925813125377">
            <text:p>0.0691925813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0989774318181514">
            <text:p>0.0989774318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0675518930834817">
            <text:p>0.0675518931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10118859732972">
            <text:p>0.1011885973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0846253640209209">
            <text:p>0.084625364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551802848701775">
            <text:p>0.0551802849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0581717949464213">
            <text:p>0.0581717949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0544831969767157">
            <text:p>0.054483197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0723485853075346">
            <text:p>0.0723485853</text:p>
          </table:table-cell>
          <table:table-cell office:value-type="float" office:value="0.782258064516129">
            <text:p>0.7822580645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0592160285421028">
            <text:p>0.0592160285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0529586075079473">
            <text:p>0.0529586075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0495907664398915">
            <text:p>0.0495907664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0996364726147586">
            <text:p>0.0996364726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094433437523288">
            <text:p>0.0944334375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0813516630596301">
            <text:p>0.0813516631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670235936814189">
            <text:p>0.0670235937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0502604431151961">
            <text:p>0.0502604431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0635156988559332">
            <text:p>0.0635156989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0779096708400837">
            <text:p>0.0779096708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0780166957469381">
            <text:p>0.0780166957</text:p>
          </table:table-cell>
          <table:table-cell office:value-type="float" office:value="0.790322580645161">
            <text:p>0.7903225806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954712139037336">
            <text:p>0.0954712139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0487252997794247">
            <text:p>0.0487252998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0598704374012401">
            <text:p>0.0598704374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05380583252387">
            <text:p>0.0538058325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0522186257712031">
            <text:p>0.0522186258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0791734743672931">
            <text:p>0.0791734744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118057725284014">
            <text:p>0.1180577253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0963530895356574">
            <text:p>0.0963530895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074514698497519">
            <text:p>0.0745146985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0520467861613827">
            <text:p>0.0520467862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650634744076835">
            <text:p>0.0650634744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0509937153678537">
            <text:p>0.0509937154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0378641405695491">
            <text:p>0.0378641406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0472812049012876">
            <text:p>0.0472812049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0326457920132911">
            <text:p>0.032645792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0340893243029043">
            <text:p>0.0340893243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0584030601771685">
            <text:p>0.0584030602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053641412214467">
            <text:p>0.0536414122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0410484603363592">
            <text:p>0.0410484603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0583468229935186">
            <text:p>0.058346823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348494645387176">
            <text:p>0.0348494645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047720129327787">
            <text:p>0.0477201293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0364865658082686">
            <text:p>0.0364865658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0804044573090469">
            <text:p>0.0804044573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0312658751929692">
            <text:p>0.0312658752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0322964384333902">
            <text:p>0.0322964384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0534502720850576">
            <text:p>0.0534502721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0393844105972603">
            <text:p>0.0393844106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0282808445968335">
            <text:p>0.0282808446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0394839873097934">
            <text:p>0.0394839873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310696556403783">
            <text:p>0.0310696556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0474682842419518">
            <text:p>0.0474682842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0555184247290395">
            <text:p>0.0555184247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0346240396765122">
            <text:p>0.0346240397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0325105457021528">
            <text:p>0.0325105457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0594980698508434">
            <text:p>0.0594980699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0535421760115551">
            <text:p>0.053542176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039314900811405">
            <text:p>0.0393149008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0540268980837094">
            <text:p>0.0540268981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0742545276000081">
            <text:p>0.0742545276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119972912627698">
            <text:p>0.1199729126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090565157398021">
            <text:p>0.0905651574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0764179528978402">
            <text:p>0.0764179529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0517202293869403">
            <text:p>0.0517202294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0393508137126945">
            <text:p>0.0393508137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0611579123081747">
            <text:p>0.0611579123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0520297477598023">
            <text:p>0.0520297478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421690062007415">
            <text:p>0.0421690062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0426474890588068">
            <text:p>0.0426474891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0588982499696621">
            <text:p>0.05889825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0575418784410705">
            <text:p>0.0575418784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0565611622729507">
            <text:p>0.0565611623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0682308071872956">
            <text:p>0.0682308072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0325293403831181">
            <text:p>0.0325293404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0514407961556269">
            <text:p>0.0514407962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41060151085742">
            <text:p>0.0410601511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037836470736176">
            <text:p>0.0378364707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0291189193332778">
            <text:p>0.0291189193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0306405091260733">
            <text:p>0.0306405091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0268635963749954">
            <text:p>0.0268635964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0384094770114374">
            <text:p>0.038409477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0441130786988188">
            <text:p>0.0441130787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0430305477581431">
            <text:p>0.0430305478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0513509857442367">
            <text:p>0.0513509857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0393966808869471">
            <text:p>0.0393966809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0396525121358112">
            <text:p>0.0396525121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0616174474394544">
            <text:p>0.0616174474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626217222101105">
            <text:p>0.0626217222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string">
            <text:p>Time to train (in seconds): 85.043</text:p>
          </table:table-cell>
          <table:table-cell table:number-columns-repeated="3"/>
        </table:table-row>
        <table:table-row table:style-name="ro1">
          <table:table-cell office:value-type="string">
            <text:p>Training set accuracy: 0.9663072776280324</text:p>
          </table:table-cell>
          <table:table-cell table:number-columns-repeated="3"/>
        </table:table-row>
        <table:table-row table:style-name="ro1">
          <table:table-cell office:value-type="string">
            <text:p>Test set accuracy: 0.891129032258064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20:5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20:55:44</dc:date>
    <dc:creator>steve </dc:creator>
    <meta:document-statistic meta:table-count="1" meta:cell-count="1522" meta:object-count="1"/>
    <meta:generator>LibreOffice/3.4$Uni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8.998cm" xlink:href=".." xlink:type="simple" chart:class="chart:scatter" chart:style-name="ch1">
        <chart:title svg:x="3.447cm" svg:y="0.315cm" chart:style-name="ch2">
          <text:p>alpha=0.5, n=0.2, Hidden Layers=1 (64 units)</text:p>
        </chart:title>
        <chart:legend chart:legend-position="end" svg:x="10.877cm" svg:y="3.752cm" style:legend-expansion="high" chart:style-name="ch3"/>
        <chart:plot-area chart:style-name="ch4" table:cell-range-address="Sheet1.A13:Sheet1.C513" chart:data-source-has-labels="row" svg:x="1.331cm" svg:y="1.631cm" svg:width="8.906cm" svg:height="6.207cm">
          <chartooo:coordinate-region svg:x="2.058cm" svg:y="1.83cm" svg:width="7.899cm" svg:height="5.361cm"/>
          <chart:axis chart:dimension="x" chart:name="primary-x" chart:style-name="ch5">
            <chart:title svg:x="5.184cm" svg:y="8.017cm" chart:style-name="ch6">
              <text:p>Epochs</text:p>
            </chart:title>
          </chart:axis>
          <chart:axis chart:dimension="y" chart:name="primary-y" chart:style-name="ch5">
            <chart:title svg:x="0.451cm" svg:y="4.937cm" chart:style-name="ch7">
              <text:p>%</text:p>
            </chart:title>
            <chart:grid chart:style-name="ch8" chart:class="major"/>
          </chart:axis>
          <chart:series chart:style-name="ch9" chart:values-cell-range-address="Sheet1.B14:Sheet1.B513" chart:label-cell-address="Sheet1.B13:Sheet1.B13" chart:class="chart:scatter">
            <chart:domain table:cell-range-address="Sheet1.A14:Sheet1.A513"/>
            <chart:data-point chart:repeated="500"/>
          </chart:series>
          <chart:series chart:style-name="ch10" chart:values-cell-range-address="Sheet1.C14:Sheet1.C513" chart:label-cell-address="Sheet1.C13:Sheet1.C13" chart:class="chart:scatter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raining MSE</text:p>
                <draw:g>
                  <svg:desc>Sheet1.B13:Sheet1.B13</svg:desc>
                </draw:g>
              </table:table-cell>
              <table:table-cell office:value-type="string">
                <text:p> Validation Classification Accuracy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4:Sheet1.A513</svg:desc>
                </draw:g>
              </table:table-cell>
              <table:table-cell office:value-type="float" office:value="0.92766612715572">
                <text:p>0.92766612715572</text:p>
                <draw:g>
                  <svg:desc>Sheet1.B14:Sheet1.B513</svg:desc>
                </draw:g>
              </table:table-cell>
              <table:table-cell office:value-type="float" office:value="0.161290322580645">
                <text:p>0.161290322580645</text:p>
                <draw:g>
                  <svg:desc>Sheet1.C14:Sheet1.C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412659966803">
                <text:p>0.87412659966803</text:p>
              </table:table-cell>
              <table:table-cell office:value-type="float" office:value="0.213709677419355">
                <text:p>0.2137096774193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27917759937957">
                <text:p>0.827917759937957</text:p>
              </table:table-cell>
              <table:table-cell office:value-type="float" office:value="0.229838709677419">
                <text:p>0.229838709677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97461365521117">
                <text:p>0.797461365521117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64046280255522">
                <text:p>0.764046280255522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35824555736568">
                <text:p>0.735824555736568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14129324086822">
                <text:p>0.714129324086822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95495292485133">
                <text:p>0.695495292485133</text:p>
              </table:table-cell>
              <table:table-cell office:value-type="float" office:value="0.487903225806452">
                <text:p>0.487903225806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80663949261717">
                <text:p>0.680663949261717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67546352422422">
                <text:p>0.667546352422422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54432000060422">
                <text:p>0.654432000060422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41237467890143">
                <text:p>0.641237467890143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27440249403385">
                <text:p>0.627440249403385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13492714621639">
                <text:p>0.613492714621639</text:p>
              </table:table-cell>
              <table:table-cell office:value-type="float" office:value="0.487903225806452">
                <text:p>0.487903225806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98176579130084">
                <text:p>0.598176579130084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85881536259656">
                <text:p>0.585881536259656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75247981629493">
                <text:p>0.575247981629493</text:p>
              </table:table-cell>
              <table:table-cell office:value-type="float" office:value="0.487903225806452">
                <text:p>0.487903225806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61823716848707">
                <text:p>0.561823716848707</text:p>
              </table:table-cell>
              <table:table-cell office:value-type="float" office:value="0.475806451612903">
                <text:p>0.4758064516129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49503953228948">
                <text:p>0.549503953228948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42704831119049">
                <text:p>0.542704831119049</text:p>
              </table:table-cell>
              <table:table-cell office:value-type="float" office:value="0.491935483870968">
                <text:p>0.4919354838709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27322633738263">
                <text:p>0.527322633738263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17675000491627">
                <text:p>0.517675000491627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11510303162562">
                <text:p>0.511510303162562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01138391172155">
                <text:p>0.501138391172155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8964839328724">
                <text:p>0.48964839328724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82057562958944">
                <text:p>0.482057562958944</text:p>
              </table:table-cell>
              <table:table-cell office:value-type="float" office:value="0.592741935483871">
                <text:p>0.5927419354838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7075819847944">
                <text:p>0.47075819847944</text:p>
              </table:table-cell>
              <table:table-cell office:value-type="float" office:value="0.620967741935484">
                <text:p>0.6209677419354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63206886508639">
                <text:p>0.463206886508639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5833404975322">
                <text:p>0.45833404975322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51971020875938">
                <text:p>0.451971020875938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52967897854765">
                <text:p>0.452967897854765</text:p>
              </table:table-cell>
              <table:table-cell office:value-type="float" office:value="0.649193548387097">
                <text:p>0.6491935483870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39728509672555">
                <text:p>0.439728509672555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29130143909017">
                <text:p>0.429130143909017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19968661997296">
                <text:p>0.419968661997296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09208317962516">
                <text:p>0.409208317962516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06570934912607">
                <text:p>0.40657093491260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89902377563563">
                <text:p>0.389902377563563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395414342401097">
                <text:p>0.395414342401097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384672586947889">
                <text:p>0.384672586947889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389443407437716">
                <text:p>0.389443407437716</text:p>
              </table:table-cell>
              <table:table-cell office:value-type="float" office:value="0.620967741935484">
                <text:p>0.6209677419354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74707051210724">
                <text:p>0.374707051210724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373505048891614">
                <text:p>0.373505048891614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371367308757889">
                <text:p>0.371367308757889</text:p>
              </table:table-cell>
              <table:table-cell office:value-type="float" office:value="0.689516129032258">
                <text:p>0.6895161290322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381567687975094">
                <text:p>0.381567687975094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358323519939631">
                <text:p>0.358323519939631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352035746871648">
                <text:p>0.352035746871648</text:p>
              </table:table-cell>
              <table:table-cell office:value-type="float" office:value="0.689516129032258">
                <text:p>0.6895161290322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343484650716178">
                <text:p>0.343484650716178</text:p>
              </table:table-cell>
              <table:table-cell office:value-type="float" office:value="0.657258064516129">
                <text:p>0.6572580645161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351137691642738">
                <text:p>0.351137691642738</text:p>
              </table:table-cell>
              <table:table-cell office:value-type="float" office:value="0.665322580645161">
                <text:p>0.6653225806451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347774489143064">
                <text:p>0.347774489143064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34583848845639">
                <text:p>0.34583848845639</text:p>
              </table:table-cell>
              <table:table-cell office:value-type="float" office:value="0.657258064516129">
                <text:p>0.6572580645161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333025906357551">
                <text:p>0.333025906357551</text:p>
              </table:table-cell>
              <table:table-cell office:value-type="float" office:value="0.669354838709677">
                <text:p>0.6693548387096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330326024911151">
                <text:p>0.330326024911151</text:p>
              </table:table-cell>
              <table:table-cell office:value-type="float" office:value="0.665322580645161">
                <text:p>0.6653225806451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315089264430486">
                <text:p>0.315089264430486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310426259110052">
                <text:p>0.310426259110052</text:p>
              </table:table-cell>
              <table:table-cell office:value-type="float" office:value="0.665322580645161">
                <text:p>0.6653225806451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310923911745791">
                <text:p>0.310923911745791</text:p>
              </table:table-cell>
              <table:table-cell office:value-type="float" office:value="0.669354838709677">
                <text:p>0.6693548387096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310905469347988">
                <text:p>0.310905469347988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309734600143074">
                <text:p>0.309734600143074</text:p>
              </table:table-cell>
              <table:table-cell office:value-type="float" office:value="0.693548387096774">
                <text:p>0.6935483870967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298736538271863">
                <text:p>0.298736538271863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29673920347222">
                <text:p>0.29673920347222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89555376868262">
                <text:p>0.289555376868262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286281322200361">
                <text:p>0.286281322200361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291539552327415">
                <text:p>0.291539552327415</text:p>
              </table:table-cell>
              <table:table-cell office:value-type="float" office:value="0.657258064516129">
                <text:p>0.6572580645161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27713325149968">
                <text:p>0.27713325149968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279096357479221">
                <text:p>0.279096357479221</text:p>
              </table:table-cell>
              <table:table-cell office:value-type="float" office:value="0.689516129032258">
                <text:p>0.6895161290322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279844807614334">
                <text:p>0.279844807614334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299102261320162">
                <text:p>0.299102261320162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291809570743882">
                <text:p>0.291809570743882</text:p>
              </table:table-cell>
              <table:table-cell office:value-type="float" office:value="0.681451612903226">
                <text:p>0.6814516129032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306212330844403">
                <text:p>0.306212330844403</text:p>
              </table:table-cell>
              <table:table-cell office:value-type="float" office:value="0.685483870967742">
                <text:p>0.6854838709677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293235184251009">
                <text:p>0.293235184251009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306717121633825">
                <text:p>0.306717121633825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286897906880524">
                <text:p>0.286897906880524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288783263840716">
                <text:p>0.288783263840716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307908143185032">
                <text:p>0.307908143185032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2819278143243">
                <text:p>0.2819278143243</text:p>
              </table:table-cell>
              <table:table-cell office:value-type="float" office:value="0.641129032258065">
                <text:p>0.6411290322580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34166761265978">
                <text:p>0.34166761265978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309027099049155">
                <text:p>0.309027099049155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28541055165112">
                <text:p>0.28541055165112</text:p>
              </table:table-cell>
              <table:table-cell office:value-type="float" office:value="0.689516129032258">
                <text:p>0.6895161290322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305728269494224">
                <text:p>0.305728269494224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287011544873821">
                <text:p>0.287011544873821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92170066946786">
                <text:p>0.292170066946786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272206578214907">
                <text:p>0.272206578214907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286745685069401">
                <text:p>0.286745685069401</text:p>
              </table:table-cell>
              <table:table-cell office:value-type="float" office:value="0.693548387096774">
                <text:p>0.6935483870967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281781180153534">
                <text:p>0.281781180153534</text:p>
              </table:table-cell>
              <table:table-cell office:value-type="float" office:value="0.685483870967742">
                <text:p>0.6854838709677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284652822201991">
                <text:p>0.284652822201991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291833348455611">
                <text:p>0.291833348455611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285471142197975">
                <text:p>0.285471142197975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276886764180706">
                <text:p>0.276886764180706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280630875157605">
                <text:p>0.280630875157605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252989384465716">
                <text:p>0.252989384465716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72638356806231">
                <text:p>0.272638356806231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2541180357359">
                <text:p>0.2541180357359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289412247540485">
                <text:p>0.289412247540485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242032742244131">
                <text:p>0.242032742244131</text:p>
              </table:table-cell>
              <table:table-cell office:value-type="float" office:value="0.741935483870968">
                <text:p>0.7419354838709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248817034455808">
                <text:p>0.248817034455808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261591684488648">
                <text:p>0.261591684488648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239251933119458">
                <text:p>0.239251933119458</text:p>
              </table:table-cell>
              <table:table-cell office:value-type="float" office:value="0.745967741935484">
                <text:p>0.7459677419354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244941969332003">
                <text:p>0.244941969332003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250419324599575">
                <text:p>0.250419324599575</text:p>
              </table:table-cell>
              <table:table-cell office:value-type="float" office:value="0.745967741935484">
                <text:p>0.7459677419354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262970764588773">
                <text:p>0.262970764588773</text:p>
              </table:table-cell>
              <table:table-cell office:value-type="float" office:value="0.782258064516129">
                <text:p>0.7822580645161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44476466081856">
                <text:p>0.244476466081856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244418401613493">
                <text:p>0.244418401613493</text:p>
              </table:table-cell>
              <table:table-cell office:value-type="float" office:value="0.782258064516129">
                <text:p>0.7822580645161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252579502179814">
                <text:p>0.252579502179814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252458631770524">
                <text:p>0.252458631770524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236326558824949">
                <text:p>0.236326558824949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212665989541884">
                <text:p>0.212665989541884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257251631113018">
                <text:p>0.257251631113018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223682614201879">
                <text:p>0.223682614201879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228055950134187">
                <text:p>0.228055950134187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236259689117363">
                <text:p>0.236259689117363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230747930370022">
                <text:p>0.230747930370022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201678777056786">
                <text:p>0.201678777056786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202194260210273">
                <text:p>0.202194260210273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198637403644247">
                <text:p>0.198637403644247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18757962457922">
                <text:p>0.18757962457922</text:p>
              </table:table-cell>
              <table:table-cell office:value-type="float" office:value="0.766129032258065">
                <text:p>0.7661290322580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196823845676968">
                <text:p>0.196823845676968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200019865127689">
                <text:p>0.200019865127689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229897901924686">
                <text:p>0.22989790192468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218794896350159">
                <text:p>0.218794896350159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213420435556018">
                <text:p>0.213420435556018</text:p>
              </table:table-cell>
              <table:table-cell office:value-type="float" office:value="0.754032258064516">
                <text:p>0.7540322580645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224812754981035">
                <text:p>0.224812754981035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22910934542123">
                <text:p>0.22910934542123</text:p>
              </table:table-cell>
              <table:table-cell office:value-type="float" office:value="0.766129032258065">
                <text:p>0.7661290322580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222077327164423">
                <text:p>0.222077327164423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229156317267624">
                <text:p>0.229156317267624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247435280931867">
                <text:p>0.247435280931867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224776379273254">
                <text:p>0.224776379273254</text:p>
              </table:table-cell>
              <table:table-cell office:value-type="float" office:value="0.790322580645161">
                <text:p>0.7903225806451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198031518242327">
                <text:p>0.198031518242327</text:p>
              </table:table-cell>
              <table:table-cell office:value-type="float" office:value="0.778225806451613">
                <text:p>0.7782258064516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21271636094575">
                <text:p>0.21271636094575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219760964054091">
                <text:p>0.219760964054091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223939223222351">
                <text:p>0.223939223222351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208026237803295">
                <text:p>0.208026237803295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213327316515676">
                <text:p>0.213327316515676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191017348614687">
                <text:p>0.191017348614687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206708475716866">
                <text:p>0.206708475716866</text:p>
              </table:table-cell>
              <table:table-cell office:value-type="float" office:value="0.766129032258065">
                <text:p>0.7661290322580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234431377592112">
                <text:p>0.234431377592112</text:p>
              </table:table-cell>
              <table:table-cell office:value-type="float" office:value="0.741935483870968">
                <text:p>0.7419354838709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240327366912285">
                <text:p>0.240327366912285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247541014428656">
                <text:p>0.247541014428656</text:p>
              </table:table-cell>
              <table:table-cell office:value-type="float" office:value="0.745967741935484">
                <text:p>0.7459677419354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201309762389672">
                <text:p>0.201309762389672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207448103911643">
                <text:p>0.207448103911643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236563354474668">
                <text:p>0.236563354474668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227605440999584">
                <text:p>0.227605440999584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192184284076439">
                <text:p>0.192184284076439</text:p>
              </table:table-cell>
              <table:table-cell office:value-type="float" office:value="0.745967741935484">
                <text:p>0.7459677419354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20824326558159">
                <text:p>0.20824326558159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189622487034907">
                <text:p>0.189622487034907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21600598775436">
                <text:p>0.21600598775436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199271798511228">
                <text:p>0.199271798511228</text:p>
              </table:table-cell>
              <table:table-cell office:value-type="float" office:value="0.754032258064516">
                <text:p>0.7540322580645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191734231304702">
                <text:p>0.191734231304702</text:p>
              </table:table-cell>
              <table:table-cell office:value-type="float" office:value="0.745967741935484">
                <text:p>0.7459677419354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182326220410572">
                <text:p>0.182326220410572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179907197308584">
                <text:p>0.179907197308584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184336003746121">
                <text:p>0.184336003746121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201291958983017">
                <text:p>0.201291958983017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17602017649016">
                <text:p>0.17602017649016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176741271247257">
                <text:p>0.176741271247257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188006052888045">
                <text:p>0.188006052888045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177741614985024">
                <text:p>0.177741614985024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174946339657058">
                <text:p>0.174946339657058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180122961046197">
                <text:p>0.18012296104619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205766514059675">
                <text:p>0.205766514059675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175668940722841">
                <text:p>0.175668940722841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16739573756437">
                <text:p>0.16739573756437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172853927699102">
                <text:p>0.172853927699102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198622256520101">
                <text:p>0.198622256520101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156847204615271">
                <text:p>0.156847204615271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177465057553778">
                <text:p>0.177465057553778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166992943921766">
                <text:p>0.166992943921766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167609119649303">
                <text:p>0.167609119649303</text:p>
              </table:table-cell>
              <table:table-cell office:value-type="float" office:value="0.786290322580645">
                <text:p>0.7862903225806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174839005694194">
                <text:p>0.174839005694194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182572169756281">
                <text:p>0.182572169756281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167086462887959">
                <text:p>0.167086462887959</text:p>
              </table:table-cell>
              <table:table-cell office:value-type="float" office:value="0.786290322580645">
                <text:p>0.7862903225806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187966916858526">
                <text:p>0.187966916858526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162148527614073">
                <text:p>0.162148527614073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148342973873962">
                <text:p>0.148342973873962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178662332505635">
                <text:p>0.178662332505635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16777940834442">
                <text:p>0.16777940834442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172341415602926">
                <text:p>0.172341415602926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159061169256844">
                <text:p>0.159061169256844</text:p>
              </table:table-cell>
              <table:table-cell office:value-type="float" office:value="0.782258064516129">
                <text:p>0.7822580645161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173645069898782">
                <text:p>0.173645069898782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178665070464208">
                <text:p>0.178665070464208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156705537859725">
                <text:p>0.156705537859725</text:p>
              </table:table-cell>
              <table:table-cell office:value-type="float" office:value="0.790322580645161">
                <text:p>0.7903225806451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163429915616093">
                <text:p>0.163429915616093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17357895836757">
                <text:p>0.17357895836757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196121506850907">
                <text:p>0.196121506850907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178401388115267">
                <text:p>0.178401388115267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161656847287043">
                <text:p>0.161656847287043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171586821653235">
                <text:p>0.171586821653235</text:p>
              </table:table-cell>
              <table:table-cell office:value-type="float" office:value="0.790322580645161">
                <text:p>0.7903225806451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161519926707381">
                <text:p>0.161519926707381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176552143477911">
                <text:p>0.176552143477911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173069976982061">
                <text:p>0.173069976982061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175584082894983">
                <text:p>0.175584082894983</text:p>
              </table:table-cell>
              <table:table-cell office:value-type="float" office:value="0.745967741935484">
                <text:p>0.7459677419354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182430200686559">
                <text:p>0.182430200686559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163686695597146">
                <text:p>0.163686695597146</text:p>
              </table:table-cell>
              <table:table-cell office:value-type="float" office:value="0.766129032258065">
                <text:p>0.7661290322580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211226928772368">
                <text:p>0.211226928772368</text:p>
              </table:table-cell>
              <table:table-cell office:value-type="float" office:value="0.790322580645161">
                <text:p>0.7903225806451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192637365737262">
                <text:p>0.192637365737262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171770564410759">
                <text:p>0.171770564410759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161472162050976">
                <text:p>0.16147216205097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166501985259762">
                <text:p>0.166501985259762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131365165411246">
                <text:p>0.131365165411246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178687350158675">
                <text:p>0.178687350158675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172713450847326">
                <text:p>0.172713450847326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206463576461903">
                <text:p>0.206463576461903</text:p>
              </table:table-cell>
              <table:table-cell office:value-type="float" office:value="0.778225806451613">
                <text:p>0.7782258064516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171070357844598">
                <text:p>0.171070357844598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148931371261378">
                <text:p>0.148931371261378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235517913910822">
                <text:p>0.235517913910822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206461544820816">
                <text:p>0.206461544820816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193012575806099">
                <text:p>0.193012575806099</text:p>
              </table:table-cell>
              <table:table-cell office:value-type="float" office:value="0.766129032258065">
                <text:p>0.7661290322580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201974380988252">
                <text:p>0.201974380988252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213933687170279">
                <text:p>0.213933687170279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230988457879215">
                <text:p>0.23098845787921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216326683696948">
                <text:p>0.216326683696948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179918581661042">
                <text:p>0.179918581661042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205736095928809">
                <text:p>0.205736095928809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20780324141684">
                <text:p>0.20780324141684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227935245063533">
                <text:p>0.227935245063533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195854668232606">
                <text:p>0.195854668232606</text:p>
              </table:table-cell>
              <table:table-cell office:value-type="float" office:value="0.778225806451613">
                <text:p>0.7782258064516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205310895572129">
                <text:p>0.205310895572129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190968986660848">
                <text:p>0.190968986660848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163942918762932">
                <text:p>0.163942918762932</text:p>
              </table:table-cell>
              <table:table-cell office:value-type="float" office:value="0.786290322580645">
                <text:p>0.7862903225806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161696777628403">
                <text:p>0.161696777628403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173791814030536">
                <text:p>0.173791814030536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199768870526943">
                <text:p>0.199768870526943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192426690142202">
                <text:p>0.192426690142202</text:p>
              </table:table-cell>
              <table:table-cell office:value-type="float" office:value="0.741935483870968">
                <text:p>0.7419354838709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218043721763006">
                <text:p>0.218043721763006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215941419037751">
                <text:p>0.215941419037751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212044600334366">
                <text:p>0.212044600334366</text:p>
              </table:table-cell>
              <table:table-cell office:value-type="float" office:value="0.786290322580645">
                <text:p>0.7862903225806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243378056358398">
                <text:p>0.243378056358398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213932531243732">
                <text:p>0.213932531243732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220080664577797">
                <text:p>0.220080664577797</text:p>
              </table:table-cell>
              <table:table-cell office:value-type="float" office:value="0.782258064516129">
                <text:p>0.7822580645161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197937336394231">
                <text:p>0.197937336394231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194284198966325">
                <text:p>0.194284198966325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194662764276707">
                <text:p>0.194662764276707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204709372939953">
                <text:p>0.204709372939953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195169145720783">
                <text:p>0.195169145720783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222819748364846">
                <text:p>0.222819748364846</text:p>
              </table:table-cell>
              <table:table-cell office:value-type="float" office:value="0.766129032258065">
                <text:p>0.7661290322580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16375630401041">
                <text:p>0.16375630401041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191770484679411">
                <text:p>0.191770484679411</text:p>
              </table:table-cell>
              <table:table-cell office:value-type="float" office:value="0.778225806451613">
                <text:p>0.7782258064516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200570064283325">
                <text:p>0.200570064283325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164606005807182">
                <text:p>0.164606005807182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158056982223832">
                <text:p>0.158056982223832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153985248048207">
                <text:p>0.153985248048207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180298179526387">
                <text:p>0.180298179526387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16897159211753">
                <text:p>0.16897159211753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164121935094351">
                <text:p>0.164121935094351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204383572599646">
                <text:p>0.204383572599646</text:p>
              </table:table-cell>
              <table:table-cell office:value-type="float" office:value="0.786290322580645">
                <text:p>0.7862903225806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171161589337568">
                <text:p>0.171161589337568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166610878345666">
                <text:p>0.166610878345666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164968170954352">
                <text:p>0.164968170954352</text:p>
              </table:table-cell>
              <table:table-cell office:value-type="float" office:value="0.782258064516129">
                <text:p>0.7822580645161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167271604053133">
                <text:p>0.167271604053133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157307733718375">
                <text:p>0.157307733718375</text:p>
              </table:table-cell>
              <table:table-cell office:value-type="float" office:value="0.790322580645161">
                <text:p>0.7903225806451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168719619195413">
                <text:p>0.168719619195413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160683671004764">
                <text:p>0.160683671004764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155865825346002">
                <text:p>0.155865825346002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155199676815222">
                <text:p>0.155199676815222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142710953572995">
                <text:p>0.142710953572995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148464223526708">
                <text:p>0.148464223526708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136995939717423">
                <text:p>0.136995939717423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159368621729556">
                <text:p>0.159368621729556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156795309688136">
                <text:p>0.156795309688136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20293766626542">
                <text:p>0.20293766626542</text:p>
              </table:table-cell>
              <table:table-cell office:value-type="float" office:value="0.786290322580645">
                <text:p>0.7862903225806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190929355560029">
                <text:p>0.190929355560029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177588057166748">
                <text:p>0.177588057166748</text:p>
              </table:table-cell>
              <table:table-cell office:value-type="float" office:value="0.778225806451613">
                <text:p>0.7782258064516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169316722767509">
                <text:p>0.169316722767509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196614649559127">
                <text:p>0.196614649559127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220027868885951">
                <text:p>0.22002786888595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19449077604791">
                <text:p>0.19449077604791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190375942960866">
                <text:p>0.190375942960866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199129489586751">
                <text:p>0.199129489586751</text:p>
              </table:table-cell>
              <table:table-cell office:value-type="float" office:value="0.790322580645161">
                <text:p>0.7903225806451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168549209879115">
                <text:p>0.168549209879115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177434725966318">
                <text:p>0.177434725966318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167720916491472">
                <text:p>0.167720916491472</text:p>
              </table:table-cell>
              <table:table-cell office:value-type="float" office:value="0.754032258064516">
                <text:p>0.7540322580645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209498875593808">
                <text:p>0.209498875593808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192405603125827">
                <text:p>0.192405603125827</text:p>
              </table:table-cell>
              <table:table-cell office:value-type="float" office:value="0.790322580645161">
                <text:p>0.7903225806451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203533516543087">
                <text:p>0.203533516543087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144867236541624">
                <text:p>0.144867236541624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175771018989991">
                <text:p>0.175771018989991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146093998706531">
                <text:p>0.146093998706531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174669159316636">
                <text:p>0.174669159316636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164309644392156">
                <text:p>0.164309644392156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149283352544817">
                <text:p>0.149283352544817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1692139119668">
                <text:p>0.1692139119668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141439144098307">
                <text:p>0.141439144098307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14286395079038">
                <text:p>0.14286395079038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161193170585632">
                <text:p>0.161193170585632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173373899606239">
                <text:p>0.173373899606239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143813734653359">
                <text:p>0.143813734653359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158488512512265">
                <text:p>0.158488512512265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137110455968521">
                <text:p>0.137110455968521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144325805807157">
                <text:p>0.144325805807157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156248820905415">
                <text:p>0.156248820905415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14589255936817">
                <text:p>0.14589255936817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135432644482036">
                <text:p>0.135432644482036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144388421432418">
                <text:p>0.144388421432418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134727237738257">
                <text:p>0.134727237738257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188353994910458">
                <text:p>0.188353994910458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166665513830978">
                <text:p>0.166665513830978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193437622083248">
                <text:p>0.193437622083248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129634943745439">
                <text:p>0.129634943745439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118867313580231">
                <text:p>0.118867313580231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132329235194905">
                <text:p>0.132329235194905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127459705527502">
                <text:p>0.127459705527502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132346335213876">
                <text:p>0.132346335213876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108619607187294">
                <text:p>0.108619607187294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124453175874836">
                <text:p>0.124453175874836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109313449996521">
                <text:p>0.10931344999652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131856329898898">
                <text:p>0.131856329898898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113350154726929">
                <text:p>0.113350154726929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120024148532465">
                <text:p>0.120024148532465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102891700730896">
                <text:p>0.102891700730896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956964737299993">
                <text:p>0.0956964737299993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994344257155874">
                <text:p>0.0994344257155874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146504281068301">
                <text:p>0.146504281068301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11498057976603">
                <text:p>0.11498057976603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878919108963714">
                <text:p>0.0878919108963714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107905963846993">
                <text:p>0.107905963846993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101565324560422">
                <text:p>0.101565324560422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121318947113143">
                <text:p>0.121318947113143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148641469359211">
                <text:p>0.148641469359211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855828867615222">
                <text:p>0.0855828867615222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100920956369525">
                <text:p>0.100920956369525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961631256257711">
                <text:p>0.0961631256257711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97287076213786">
                <text:p>0.097287076213786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108103070512822">
                <text:p>0.108103070512822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905149286319832">
                <text:p>0.0905149286319832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10411239137621">
                <text:p>0.10411239137621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111921187831807">
                <text:p>0.111921187831807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167474983722502">
                <text:p>0.167474983722502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180164542008923">
                <text:p>0.180164542008923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140879776603062">
                <text:p>0.140879776603062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169495060268606">
                <text:p>0.169495060268606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10704632009621">
                <text:p>0.10704632009621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172964263339013">
                <text:p>0.172964263339013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15194392140631">
                <text:p>0.15194392140631</text:p>
              </table:table-cell>
              <table:table-cell office:value-type="float" office:value="0.778225806451613">
                <text:p>0.7782258064516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140349496831246">
                <text:p>0.140349496831246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155567274224269">
                <text:p>0.155567274224269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160177049500668">
                <text:p>0.160177049500668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128221620306968">
                <text:p>0.128221620306968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907764429928429">
                <text:p>0.0907764429928429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134302720411601">
                <text:p>0.134302720411601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126079092469031">
                <text:p>0.126079092469031</text:p>
              </table:table-cell>
              <table:table-cell office:value-type="float" office:value="0.786290322580645">
                <text:p>0.7862903225806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10226450789823">
                <text:p>0.10226450789823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949949412895092">
                <text:p>0.0949949412895092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126429645626077">
                <text:p>0.126429645626077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122540175920652">
                <text:p>0.122540175920652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124076641125088">
                <text:p>0.124076641125088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101693564227794">
                <text:p>0.101693564227794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157180786822212">
                <text:p>0.157180786822212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116544581057967">
                <text:p>0.116544581057967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944198945021737">
                <text:p>0.0944198945021737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114599332611884">
                <text:p>0.114599332611884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136280099518399">
                <text:p>0.136280099518399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934277494853044">
                <text:p>0.0934277494853044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938108408850602">
                <text:p>0.0938108408850602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102228845361551">
                <text:p>0.102228845361551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911287883992742">
                <text:p>0.091128788399274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134704122672142">
                <text:p>0.134704122672142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941587732878847">
                <text:p>0.0941587732878847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990404408664593">
                <text:p>0.0990404408664593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889550421520806">
                <text:p>0.0889550421520806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868906094929036">
                <text:p>0.0868906094929036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7139321740016">
                <text:p>0.0713932174001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749452458259442">
                <text:p>0.0749452458259442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602623617570047">
                <text:p>0.0602623617570047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783110600528581">
                <text:p>0.0783110600528581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108550111588693">
                <text:p>0.108550111588693</text:p>
              </table:table-cell>
              <table:table-cell office:value-type="float" office:value="0.790322580645161">
                <text:p>0.7903225806451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133095158849132">
                <text:p>0.133095158849132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904592997699243">
                <text:p>0.0904592997699243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879513314858124">
                <text:p>0.0879513314858124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100953376801079">
                <text:p>0.100953376801079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890088865102782">
                <text:p>0.0890088865102782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113437477575682">
                <text:p>0.113437477575682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727058841661609">
                <text:p>0.0727058841661609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808610378213233">
                <text:p>0.0808610378213233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824877569863897">
                <text:p>0.0824877569863897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594345667406028">
                <text:p>0.0594345667406028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673945134181751">
                <text:p>0.067394513418175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798862690018864">
                <text:p>0.079886269001886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86967085868258">
                <text:p>0.086967085868258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7363167803145">
                <text:p>0.07363167803145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961881601619985">
                <text:p>0.0961881601619985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707091597645169">
                <text:p>0.0707091597645169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671668479710724">
                <text:p>0.0671668479710724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88398344395257">
                <text:p>0.088398344395257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158625407934618">
                <text:p>0.158625407934618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130745831690998">
                <text:p>0.130745831690998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857463826840401">
                <text:p>0.0857463826840401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164478056354596">
                <text:p>0.164478056354596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154539097082399">
                <text:p>0.154539097082399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99531395254438">
                <text:p>0.099531395254438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860676031302283">
                <text:p>0.0860676031302283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102688081613289">
                <text:p>0.102688081613289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107865821366518">
                <text:p>0.107865821366518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128153588141183">
                <text:p>0.128153588141183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769948062624022">
                <text:p>0.0769948062624022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77300229303806">
                <text:p>0.077300229303806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112005175457578">
                <text:p>0.112005175457578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564774471152279">
                <text:p>0.0564774471152279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101300095438708">
                <text:p>0.101300095438708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109301888511361">
                <text:p>0.109301888511361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715586113479652">
                <text:p>0.071558611347965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592593934331966">
                <text:p>0.0592593934331966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723961718228508">
                <text:p>0.0723961718228508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508357374788357">
                <text:p>0.0508357374788357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101184126600968">
                <text:p>0.101184126600968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916536953622826">
                <text:p>0.0916536953622826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10187807684523">
                <text:p>0.10187807684523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702090154525408">
                <text:p>0.0702090154525408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0791085939759094">
                <text:p>0.0791085939759094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0721151400216277">
                <text:p>0.0721151400216277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064358254955448">
                <text:p>0.06435825495544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077435417548437">
                <text:p>0.077435417548437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114867117406623">
                <text:p>0.11486711740662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651404641691971">
                <text:p>0.0651404641691971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0488169401539191">
                <text:p>0.0488169401539191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0672497383718713">
                <text:p>0.0672497383718713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0691925813125377">
                <text:p>0.0691925813125377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0989774318181514">
                <text:p>0.0989774318181514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0675518930834817">
                <text:p>0.0675518930834817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10118859732972">
                <text:p>0.10118859732972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0846253640209209">
                <text:p>0.0846253640209209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0551802848701775">
                <text:p>0.0551802848701775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0581717949464213">
                <text:p>0.0581717949464213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544831969767157">
                <text:p>0.0544831969767157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0723485853075346">
                <text:p>0.0723485853075346</text:p>
              </table:table-cell>
              <table:table-cell office:value-type="float" office:value="0.782258064516129">
                <text:p>0.78225806451612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0592160285421028">
                <text:p>0.0592160285421028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0529586075079473">
                <text:p>0.0529586075079473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0495907664398915">
                <text:p>0.0495907664398915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0996364726147586">
                <text:p>0.0996364726147586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094433437523288">
                <text:p>0.094433437523288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0813516630596301">
                <text:p>0.0813516630596301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0670235936814189">
                <text:p>0.0670235936814189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502604431151961">
                <text:p>0.0502604431151961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635156988559332">
                <text:p>0.0635156988559332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0779096708400837">
                <text:p>0.0779096708400837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0780166957469381">
                <text:p>0.0780166957469381</text:p>
              </table:table-cell>
              <table:table-cell office:value-type="float" office:value="0.790322580645161">
                <text:p>0.7903225806451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0954712139037336">
                <text:p>0.0954712139037336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0487252997794247">
                <text:p>0.0487252997794247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0598704374012401">
                <text:p>0.059870437401240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05380583252387">
                <text:p>0.05380583252387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0522186257712031">
                <text:p>0.0522186257712031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0791734743672931">
                <text:p>0.0791734743672931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118057725284014">
                <text:p>0.11805772528401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963530895356574">
                <text:p>0.0963530895356574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074514698497519">
                <text:p>0.074514698497519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0520467861613827">
                <text:p>0.0520467861613827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0650634744076835">
                <text:p>0.0650634744076835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0509937153678537">
                <text:p>0.0509937153678537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0378641405695491">
                <text:p>0.0378641405695491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0472812049012876">
                <text:p>0.0472812049012876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0326457920132911">
                <text:p>0.0326457920132911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0340893243029043">
                <text:p>0.0340893243029043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0584030601771685">
                <text:p>0.0584030601771685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53641412214467">
                <text:p>0.053641412214467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0410484603363592">
                <text:p>0.0410484603363592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0583468229935186">
                <text:p>0.0583468229935186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0348494645387176">
                <text:p>0.0348494645387176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47720129327787">
                <text:p>0.047720129327787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0364865658082686">
                <text:p>0.0364865658082686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0804044573090469">
                <text:p>0.0804044573090469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0312658751929692">
                <text:p>0.0312658751929692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0322964384333902">
                <text:p>0.0322964384333902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0534502720850576">
                <text:p>0.0534502720850576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393844105972603">
                <text:p>0.0393844105972603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0282808445968335">
                <text:p>0.0282808445968335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394839873097934">
                <text:p>0.0394839873097934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0310696556403783">
                <text:p>0.0310696556403783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0474682842419518">
                <text:p>0.0474682842419518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0555184247290395">
                <text:p>0.0555184247290395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0346240396765122">
                <text:p>0.0346240396765122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0325105457021528">
                <text:p>0.0325105457021528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0594980698508434">
                <text:p>0.0594980698508434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0535421760115551">
                <text:p>0.0535421760115551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39314900811405">
                <text:p>0.039314900811405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0540268980837094">
                <text:p>0.0540268980837094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0742545276000081">
                <text:p>0.0742545276000081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119972912627698">
                <text:p>0.119972912627698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90565157398021">
                <text:p>0.09056515739802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764179528978402">
                <text:p>0.0764179528978402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517202293869403">
                <text:p>0.0517202293869403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393508137126945">
                <text:p>0.0393508137126945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611579123081747">
                <text:p>0.0611579123081747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0520297477598023">
                <text:p>0.0520297477598023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421690062007415">
                <text:p>0.0421690062007415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0426474890588068">
                <text:p>0.0426474890588068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0588982499696621">
                <text:p>0.0588982499696621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0575418784410705">
                <text:p>0.057541878441070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0565611622729507">
                <text:p>0.056561162272950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682308071872956">
                <text:p>0.068230807187295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0325293403831181">
                <text:p>0.0325293403831181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0514407961556269">
                <text:p>0.0514407961556269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041060151085742">
                <text:p>0.041060151085742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037836470736176">
                <text:p>0.037836470736176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291189193332778">
                <text:p>0.0291189193332778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0306405091260733">
                <text:p>0.0306405091260733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0268635963749954">
                <text:p>0.0268635963749954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0384094770114374">
                <text:p>0.0384094770114374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0441130786988188">
                <text:p>0.0441130786988188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0430305477581431">
                <text:p>0.0430305477581431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0513509857442367">
                <text:p>0.0513509857442367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0393966808869471">
                <text:p>0.0393966808869471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0396525121358112">
                <text:p>0.0396525121358112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0616174474394544">
                <text:p>0.0616174474394544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626217222101105">
                <text:p>0.0626217222101105</text:p>
              </table:table-cell>
              <table:table-cell office:value-type="float" office:value="0.891129032258064">
                <text:p>0.8911290322580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